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32pt" style:font-size-asian="44pt" style:font-size-complex="44pt"/>
    </style:style>
    <style:style style:name="P3" style:family="paragraph">
      <style:text-properties fo:font-size="28pt" style:font-size-asian="40pt" style:font-size-complex="40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2pt" style:font-size-asian="28pt" style:font-size-complex="28pt"/>
    </style:style>
    <style:style style:name="P6" style:family="paragraph">
      <style:text-properties fo:font-size="18pt" style:font-size-asian="24pt" style:font-size-complex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text-position="33% 58%" fo:font-size="24pt" style:font-size-asian="32pt" style:font-size-complex="32pt"/>
    </style:style>
    <style:style style:name="T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32pt" style:font-size-asian="44pt" style:font-size-complex="44pt"/>
    </style:style>
    <style:style style:name="T7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9" style:family="text">
      <style:text-properties fo:font-size="32pt" fo:font-style="italic" style:font-size-asian="44pt" style:font-style-asian="italic" style:font-size-complex="44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fo:font-size="28pt" style:font-size-asian="40pt" style:font-size-complex="40pt"/>
    </style:style>
    <style:style style:name="T13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fo:font-size="28pt" fo:font-style="italic" style:font-size-asian="40pt" style:font-style-asian="italic" style:font-size-complex="40pt" style:font-style-complex="italic"/>
    </style:style>
    <style:style style:name="T1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6" style:family="text">
      <style:text-properties style:text-position="33% 58%" fo:font-size="28pt" style:font-size-asian="40pt" style:font-size-complex="40pt"/>
    </style:style>
    <style:style style:name="T17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8" style:family="text">
      <style:text-properties fo:font-size="26pt" style:font-size-asian="36pt" style:font-size-complex="36pt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22" style:family="text">
      <style:text-properties fo:font-size="18pt" style:font-size-asian="24pt" style:font-size-complex="24pt"/>
    </style:style>
    <style:style style:name="T23" style:family="text">
      <style:text-properties fo:font-size="18pt" fo:font-style="italic" style:font-size-asian="24pt" style:font-style-asian="italic" style:font-size-complex="24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4pt" fo:font-style="normal" style:font-size-asian="32pt" style:font-style-asian="normal" style:font-size-complex="32pt" style:font-style-complex="normal"/>
    </style:style>
    <style:style style:name="T26" style:family="text">
      <style:text-properties style:text-position="-33% 58%" fo:font-size="28pt" style:font-size-asian="40pt" style:font-size-complex="40pt"/>
    </style:style>
    <style:style style:name="T27" style:family="text">
      <style:text-properties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8" style:family="text">
      <style:text-properties style:text-position="-33% 58%" fo:font-size="26pt" style:font-size-asian="36pt" style:font-size-complex="36pt"/>
    </style:style>
    <style:style style:name="T29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0" style:family="text">
      <style:text-properties style:text-position="33% 58%" fo:font-size="26pt" style:font-size-asian="36pt" style:font-size-complex="36pt"/>
    </style:style>
    <style:style style:name="T31" style:family="text">
      <style:text-properties fo:font-size="26pt" fo:font-style="italic" style:font-size-asian="36pt" style:font-style-asian="italic" style:font-size-complex="36pt" style:font-style-complex="italic"/>
    </style:style>
    <style:style style:name="T32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33" style:family="text">
      <style:text-properties style:text-position="0% 100%" fo:font-size="2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55cm" svg:x="1.4cm" svg:y="0.811cm" presentation:class="title" presentation:user-transformed="true">
          <draw:text-box>
            <text:p text:style-name="P1"><text:span text:style-name="T1">Was ist die physikalische Ursache dafür, dass im Falle eines Zentralpotentials der Hamilton-Operator </text:span><text:span text:style-name="T2">H</text:span><text:span text:style-name="T1"> mit </text:span><text:span text:style-name="T3">L</text:span><text:span text:style-name="T4">2</text:span><text:span text:style-name="T1"> und </text:span><text:span text:style-name="T2">L</text:span><text:span text:style-name="T5">z</text:span><text:span text:style-name="T1"> vertausch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ie ist der Radialimpuls </text:span><text:span text:style-name="T7">p</text:span><text:span text:style-name="T8">r</text:span><text:span text:style-name="T6"> in der Quantenmechanik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elche Gestalt nimmt der Radialimpuls </text:span><text:span text:style-name="T9">p</text:span><text:span text:style-name="T8">r</text:span><text:span text:style-name="T6"> in der Ortsdarstellung a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<text:span text:style-name="T10">p</text:span><text:span text:style-name="T11">r</text:span> hermites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<text:span text:style-name="T10">p</text:span><text:span text:style-name="T11">r</text:span> im strengen Sinne keine Observab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12">Welcher Zusammenhang besteht zwischen Teilchenimpuls </text:span><text:span text:style-name="T13">p</text:span><text:span text:style-name="T12">, Radialimpuls </text:span><text:span text:style-name="T14">p</text:span><text:span text:style-name="T15">r</text:span><text:span text:style-name="T12"> und Bahndrehimpulsquadrat </text:span><text:span text:style-name="T13">L</text:span><text:span text:style-name="T16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elcher Separationsansatz empfiehlt sich für die Wellenfunktion </text:span><text:span text:style-name="T9">ψ</text:span><text:span text:style-name="T6">(</text:span><text:span text:style-name="T17">r</text:span><text:span text:style-name="T6">) eines Teilchens im Zentral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Bezüglich welcher Quantenzahl sind die Energien eines Teilchens in einem beliebigen Zentralfeld auf jeden Fall entart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Wasserstoffato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6">Erläutere am Beispiel des H-Atoms die Idee der Sommerfeld’schen Polynommethode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6">Welche diskreten Energieniveaus stehen dem Elektron im H-Atom zur Verfüg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ie hoch sind die diskreten Energieniveaus des Elektrons im H-Atom entart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2">Wie berechnet sich der Entartungsgrad der diskreten Energieniveaus des Elektrons im H-Atom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18">Welche Grundzustandsenergie besitzt das Elektron im Wasserstoffatom? Nenne den ungefähren Zahlenwert in eV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Erläutere am H-Atom 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10">L</text:span>-Schale und was ein <text:span text:style-name="T10">d</text:span>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6">Wie erklärt sich das Ritz’sche Kombinationsprinzip am Beispiel des Wasserstoffatom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6">Wie viele Nullstellen besitzt die Radialfunktion </text:span><text:span text:style-name="T9">R</text:span><text:span text:style-name="T8">nl</text:span><text:span text:style-name="T6">(</text:span><text:span text:style-name="T9">r</text:span><text:span text:style-name="T6">) im Coulomb-Potential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0">R</text:span><text:span text:style-name="T11">nl</text:span>(<text:span text:style-name="T10">r</text:span>) sind für <text:span text:style-name="T10">r</text:span>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Wo liegt das Maximum der radialen Aufenthaltswahrscheinlichkeit des Elektrons im Wasserstoffatom für den Grundzustand (</text:span><text:span text:style-name="T2">n</text:span><text:span text:style-name="T1"> = 1, </text:span><text:span text:style-name="T2">l</text:span><text:span text:style-name="T1"> = 0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 text:style-name="P1"><text:span text:style-name="T1">Wie verschiebt sich das Maximum der radialen Aufenthaltswahrscheinlichkeitsdichte mit wachsender Hauptquantenzahl bei maximaler Nebenquantenzahl </text:span><text:span text:style-name="T2">l</text:span><text:span text:style-name="T1"> = </text:span><text:span text:style-name="T2">n</text:span><text:span text:style-name="T1"> − 1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5" draw:layer="layout" svg:width="25.199cm" svg:height="3.506cm" svg:x="1.4cm" svg:y="0.833cm" presentation:class="title" presentation:user-transformed="true">
          <draw:text-box>
            <text:p text:style-name="P5"><text:span text:style-name="T19">Wie verhalten sich die Bahnradien ⟨</text:span><text:span text:style-name="T20">r</text:span><text:span text:style-name="T19">⟩</text:span><text:span text:style-name="T21">nl</text:span><text:span text:style-name="T19"> in den gebundenen Zuständen des Coulomb-Potentials als Funktion der Hauptquantenzahl </text:span><text:span text:style-name="T20">n</text:span><text:span text:style-name="T19"> und der Kernladungszahl </text:span><text:span text:style-name="T20">Z</text:span><text:span text:style-name="T19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6" draw:layer="layout" svg:width="25.199cm" svg:height="3.506cm" svg:x="1.4cm" svg:y="0.83cm" presentation:class="title" presentation:user-transformed="true">
          <draw:text-box>
            <text:p text:style-name="P6"><text:span text:style-name="T22">In welchem Sinne erfüllt die quantenmechanische Behandlung der Elektronenbewegung im Coulomb-Potential die Korrespondenzregel, nach der für große Quantenzahlen </text:span><text:span text:style-name="T23">n</text:span><text:span text:style-name="T22"> der klassische Bahnbegriff näherungsweise gültig sein soll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8">Wie lautet für das Coulomb-Potential das quantenmechanische Analogon zum klassischen Virialsat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<text:span text:style-name="T10">s</text:span>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6">Welche Winkelverteilung zeichnet </text:span><text:span text:style-name="T9">p</text:span><text:span text:style-name="T6">-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arum ist das Wasserstoffproblem eigentlich ein Zwei-Teilchen-Problem? Wie lässt es sich auf ein effektives Ein-Teilchen-Problem reduzie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Wie unterscheiden sich die Lösungen des Wasserstoffproblems, wenn man zum einen den Kern als ruhend ansieht und zum anderen seine Bewegung mitberücksich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<text:span text:style-name="T24">r</text:span>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Wie bewegt sich der Schwerpunkt des Wasserstoffatoms, wenn als einzige Kraft die Coulomb-Anziehung zwischen Proton und Elektron wirk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 text:style-name="P3"><text:span text:style-name="T12">Für welchen Typ von Kräften kann der sphärisch symmetrische Potentialtopf als einfaches Modell die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5.199cm" svg:height="3.555cm" svg:x="1.4cm" svg:y="0.81cm" presentation:class="title" presentation:user-transformed="true">
          <draw:text-box>
            <text:p text:style-name="P1"><text:span text:style-name="T1">Wie verhalten sich die sphärischen Bessel- bzw. Neumann-Funktionen (</text:span><text:span text:style-name="T2">j</text:span><text:span text:style-name="T5">l</text:span><text:span text:style-name="T1">(</text:span><text:span text:style-name="T2">z</text:span><text:span text:style-name="T1">), </text:span><text:span text:style-name="T2">n</text:span><text:span text:style-name="T5">l</text:span><text:span text:style-name="T1">(</text:span><text:span text:style-name="T2">z</text:span><text:span text:style-name="T1">)) in der Nähe des Koordinatenursprungs </text:span><text:span text:style-name="T2">z</text:span><text:span text:style-name="T25"> </text:span><text:span text:style-name="T1">= 0? Welchen asymptotischen Verlauf zeigen sie für </text:span><text:span text:style-name="T2">z</text:span><text:span text:style-name="T25"> </text:span><text:span text:style-name="T1">→ ∞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1" draw:layer="layout" svg:width="25.199cm" svg:height="3.506cm" svg:x="1.4cm" svg:y="0.834cm" presentation:class="title" presentation:user-transformed="true">
          <draw:text-box>
            <text:p text:style-name="P1"><text:span text:style-name="T1">Welcher Zusammenhang besteht zwischen den Hankel-Funktionen erster und zweiter Art und den sphärischen Bessel- und Neumann-Funktio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<text:span text:style-name="T10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Warum muss sich die Radialfunktion eines gebundenen Zustands innerhalb des kugelsymmetrischen Potentialtopfs wie eine sphärische Bessel-Funktion verhalt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9">Warum stimmt die Energiebedingung für gebundene </text:span><text:span text:style-name="T20">s</text:span><text:span text:style-name="T19">-Zustände (</text:span><text:span text:style-name="T20">l</text:span><text:span text:style-name="T19"> = 0) im kugelsymmetrischen Potentialtopf mit der für die antisymmetrischen Eigenfunktionen des eindimensionalen Potentialtopfes über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 text:style-name="P3"><text:span text:style-name="T12">Sind für beliebige Tiefen </text:span><text:span text:style-name="T14">V</text:span><text:span text:style-name="T26">0</text:span><text:span text:style-name="T12"> des kugelsymmetrischen Potentialtopfs gebundene Zustände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ie wirkt sich die Anwesenheit des Potentialtopfes asymptotisch auf die Radialfunktion der Kontinuum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In welcher Weise lassen sich die allgemeinen Resultate für Zentralpotentialprobleme auf das nicht-wechselwirkende (freie) Teilchen übertr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18">Welche Struktur haben die gemeinsamen Eigenfunktionen der Operatoren </text:span><text:span text:style-name="T27">H</text:span><text:span text:style-name="T28">0</text:span><text:span text:style-name="T18">, </text:span><text:span text:style-name="T29">L</text:span><text:span text:style-name="T30">2</text:span><text:span text:style-name="T18"> und </text:span><text:span text:style-name="T31">L</text:span><text:span text:style-name="T32">z</text:span><text:span text:style-name="T33"> für das freie Teilchen</text:span><text:span text:style-name="T1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2T09:37:26.855000000</dc:date>
    <meta:document-statistic meta:object-count="277"/>
  </office:meta>
</office:document-meta>
</file>